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1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5575in"/>
    </style:style>
    <style:style style:name="co7" style:family="table-column">
      <style:table-column-properties fo:break-before="auto" style:column-width="0.8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2" style:family="table-cell" style:parent-style-name="Default">
      <style:text-properties style:font-name="JetBrains Mono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5" style:family="table-cell" style:parent-style-name="Default" style:data-style-name="N129">
      <style:text-properties style:font-name="JetBrains Mono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3_runs1" table:style-name="ta1">
        <table:shapes>
          <draw:frame draw:z-index="0" draw:style-name="gr1" draw:text-style-name="P1" svg:width="3.9909in" svg:height="3.3228in" svg:x="0in" svg:y="1.0972in">
            <draw:object draw:notify-on-update-of-ranges="o3_runs1.A2:o3_runs1.A6 o3_runs1.B1:o3_runs1.B1 o3_runs1.B2:o3_runs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5492in" svg:height="3.3469in" svg:x="3.9717in" svg:y="1.0913in">
            <draw:object draw:notify-on-update-of-ranges="o3_runs1.A2:o3_runs1.A6 o3_runs1.C1:o3_runs1.C1 o3_runs1.C2:o3_runs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6268in" svg:height="3.3472in" svg:x="7.435in" svg:y="1.0728in">
            <draw:object draw:notify-on-update-of-ranges="o3_runs1.A2:o3_runs1.A6 o3_runs1.D1:o3_runs1.D1 o3_runs1.D2:o3_runs1.D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4" table:number-columns-repeated="16375" table:default-cell-style-name="ce2"/>
        <table:table-row table:style-name="ro1">
          <table:table-cell table:style-name="ce1" office:value-type="string" calcext:value-type="string">
            <text:p>Processes</text:p>
          </table:table-cell>
          <table:table-cell table:style-name="ce4" office:value-type="string" calcext:value-type="string">
            <text:p>Time, sec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Efficiency</text:p>
          </table:table-cell>
          <table:table-cell table:style-name="ce1"/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ncpus</text:p>
          </table:table-cell>
          <table:table-cell table:style-name="ce1" office:value-type="string" calcext:value-type="string">
            <text:p>mpiprocs</text:p>
          </table:table-cell>
          <table:table-cell table:style-name="ce1" office:value-type="string" calcext:value-type="string">
            <text:p>loops</text:p>
          </table:table-cell>
          <table:table-cell table:style-name="ce1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4786" calcext:value-type="float">
            <text:p>40.479</text:p>
          </table:table-cell>
          <table:table-cell table:formula="of:=[.$B$2]/[.B2]" office:value-type="float" office:value="1" calcext:value-type="float">
            <text:p>1.000</text:p>
          </table:table-cell>
          <table:table-cell table:formula="of:=[.C2]/[.A2]" office:value-type="float" office:value="1" calcext:value-type="float">
            <text:p>1.0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table:formula="of:=[.A2]*2" office:value-type="float" office:value="2" calcext:value-type="float">
            <text:p>2</text:p>
          </table:table-cell>
          <table:table-cell office:value-type="float" office:value="19.8094" calcext:value-type="float">
            <text:p>19.809</text:p>
          </table:table-cell>
          <table:table-cell table:formula="of:=[.$B$2]/[.B3]" office:value-type="float" office:value="2.04340363665734" calcext:value-type="float">
            <text:p>2.043</text:p>
          </table:table-cell>
          <table:table-cell table:formula="of:=[.C3]/[.A3]" office:value-type="float" office:value="1.02170181832867" calcext:value-type="float">
            <text:p>1.0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table:formula="of:=[.A3]*2" office:value-type="float" office:value="4" calcext:value-type="float">
            <text:p>4</text:p>
          </table:table-cell>
          <table:table-cell office:value-type="float" office:value="5.16795" calcext:value-type="float">
            <text:p>5.168</text:p>
          </table:table-cell>
          <table:table-cell table:formula="of:=[.$B$2]/[.B4]" office:value-type="float" office:value="7.83262221964222" calcext:value-type="float">
            <text:p>7.833</text:p>
          </table:table-cell>
          <table:table-cell table:formula="of:=[.C4]/[.A4]" office:value-type="float" office:value="1.95815555491055" calcext:value-type="float">
            <text:p>1.958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6375"/>
        </table:table-row>
        <table:table-row table:style-name="ro1">
          <table:table-cell table:formula="of:=[.A4]*2" office:value-type="float" office:value="8" calcext:value-type="float">
            <text:p>8</text:p>
          </table:table-cell>
          <table:table-cell office:value-type="float" office:value="4.57937" calcext:value-type="float">
            <text:p>4.579</text:p>
          </table:table-cell>
          <table:table-cell table:formula="of:=[.$B$2]/[.B5]" office:value-type="float" office:value="8.83933816223629" calcext:value-type="float">
            <text:p>8.839</text:p>
          </table:table-cell>
          <table:table-cell table:formula="of:=[.C5]/[.A5]" office:value-type="float" office:value="1.10491727027954" calcext:value-type="float">
            <text:p>1.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16375"/>
        </table:table-row>
        <table:table-row table:style-name="ro1">
          <table:table-cell table:formula="of:=[.A5]*2" office:value-type="float" office:value="16" calcext:value-type="float">
            <text:p>16</text:p>
          </table:table-cell>
          <table:table-cell office:value-type="float" office:value="1.50406" calcext:value-type="float">
            <text:p>1.504</text:p>
          </table:table-cell>
          <table:table-cell table:formula="of:=[.$B$2]/[.B6]" office:value-type="float" office:value="26.9128891134662" calcext:value-type="float">
            <text:p>26.913</text:p>
          </table:table-cell>
          <table:table-cell table:formula="of:=[.C6]/[.A6]" office:value-type="float" office:value="1.68205556959164" calcext:value-type="float">
            <text:p>1.68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3_runs2" table:style-name="ta1">
        <table:shapes>
          <draw:frame draw:z-index="0" draw:style-name="gr1" draw:text-style-name="P1" svg:width="3.9909in" svg:height="3.3228in" svg:x="0in" svg:y="1.0972in">
            <draw:object draw:notify-on-update-of-ranges="o3_runs2.A2:o3_runs2.A6 o3_runs2.B1:o3_runs2.B1 o3_runs2.B2:o3_runs2.B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3.5492in" svg:height="3.3469in" svg:x="3.9717in" svg:y="1.0913in">
            <draw:object draw:notify-on-update-of-ranges="o3_runs2.A2:o3_runs2.A6 o3_runs2.C1:o3_runs2.C1 o3_runs2.C2:o3_runs2.C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3.6268in" svg:height="3.3472in" svg:x="7.435in" svg:y="1.0728in">
            <draw:object draw:notify-on-update-of-ranges="o3_runs2.A2:o3_runs2.A6 o3_runs2.D1:o3_runs2.D1 o3_runs2.D2:o3_runs2.D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Processes</text:p>
          </table:table-cell>
          <table:table-cell table:style-name="ce4" office:value-type="string" calcext:value-type="string">
            <text:p>Time, sec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Efficiency</text:p>
          </table:table-cell>
          <table:table-cell table:style-name="ce1"/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ncpus</text:p>
          </table:table-cell>
          <table:table-cell table:style-name="ce1" office:value-type="string" calcext:value-type="string">
            <text:p>mpiprocs</text:p>
          </table:table-cell>
          <table:table-cell table:style-name="ce1" office:value-type="string" calcext:value-type="string">
            <text:p>loo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38" calcext:value-type="float">
            <text:p>25.380</text:p>
          </table:table-cell>
          <table:table-cell table:formula="of:=[.$B$2]/[.B2]" office:value-type="float" office:value="1" calcext:value-type="float">
            <text:p>1.000</text:p>
          </table:table-cell>
          <table:table-cell table:formula="of:=[.C2]/[.A2]"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]*2" office:value-type="float" office:value="2" calcext:value-type="float">
            <text:p>2</text:p>
          </table:table-cell>
          <table:table-cell office:value-type="float" office:value="10.2102" calcext:value-type="float">
            <text:p>10.210</text:p>
          </table:table-cell>
          <table:table-cell table:formula="of:=[.$B$2]/[.B3]" office:value-type="float" office:value="2.48574954457307" calcext:value-type="float">
            <text:p>2.486</text:p>
          </table:table-cell>
          <table:table-cell table:formula="of:=[.C3]/[.A3]" office:value-type="float" office:value="1.24287477228654" calcext:value-type="float">
            <text:p>1.2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3]*2" office:value-type="float" office:value="4" calcext:value-type="float">
            <text:p>4</text:p>
          </table:table-cell>
          <table:table-cell office:value-type="float" office:value="4.31712" calcext:value-type="float">
            <text:p>4.317</text:p>
          </table:table-cell>
          <table:table-cell table:formula="of:=[.$B$2]/[.B4]" office:value-type="float" office:value="5.87891927951968" calcext:value-type="float">
            <text:p>5.879</text:p>
          </table:table-cell>
          <table:table-cell table:formula="of:=[.C4]/[.A4]" office:value-type="float" office:value="1.46972981987992" calcext:value-type="float">
            <text:p>1.4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4]*2" office:value-type="float" office:value="8" calcext:value-type="float">
            <text:p>8</text:p>
          </table:table-cell>
          <table:table-cell office:value-type="float" office:value="2.43028" calcext:value-type="float">
            <text:p>2.430</text:p>
          </table:table-cell>
          <table:table-cell table:formula="of:=[.$B$2]/[.B5]" office:value-type="float" office:value="10.4432411080205" calcext:value-type="float">
            <text:p>10.443</text:p>
          </table:table-cell>
          <table:table-cell table:formula="of:=[.C5]/[.A5]" office:value-type="float" office:value="1.30540513850256" calcext:value-type="float">
            <text:p>1.3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5]*2" office:value-type="float" office:value="16" calcext:value-type="float">
            <text:p>16</text:p>
          </table:table-cell>
          <table:table-cell office:value-type="float" office:value="1.50406" calcext:value-type="float">
            <text:p>1.504</text:p>
          </table:table-cell>
          <table:table-cell table:formula="of:=[.$B$2]/[.B6]" office:value-type="float" office:value="16.8743268220683" calcext:value-type="float">
            <text:p>16.874</text:p>
          </table:table-cell>
          <table:table-cell table:formula="of:=[.C6]/[.A6]" office:value-type="float" office:value="1.05464542637927" calcext:value-type="float">
            <text:p>1.05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4:38:28.175810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0:56:21.013401597</meta:creation-date>
    <dc:date>2025-03-19T15:03:58.599033631</dc:date>
    <meta:editing-duration>PT1H43M57S</meta:editing-duration>
    <meta:editing-cycles>10</meta:editing-cycles>
    <meta:generator>LibreOffice/24.8.5.2$Linux_X86_64 LibreOffice_project/480$Build-2</meta:generator>
    <meta:document-statistic meta:table-count="2" meta:cell-count="9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0.138cm" svg:height="8.441cm" xlink:href=".." xlink:type="simple" chart:class="chart:line" chart:style-name="ch1">
        <chart:plot-area chart:style-name="ch2" table:cell-range-address="o3_runs1.A1:o3_runs1.B6" chart:data-source-has-labels="both" svg:x="1.213cm" svg:y="0.168cm" svg:width="8.723cm" svg:height="7.124cm">
          <chart:coordinate-region svg:x="2.516cm" svg:y="0.368cm" svg:width="7.227cm" svg:height="6.277cm"/>
          <chart:axis chart:dimension="x" chart:name="primary-x" chart:style-name="ch3" chartooo:axis-type="auto">
            <chartooo:date-scale/>
            <chart:title svg:x="4.776cm" svg:y="7.46cm" chart:style-name="ch4">
              <text:p><text:span text:style-name="T1">Processes</text:span></text:p>
            </chart:title>
            <chart:categories table:cell-range-address="o3_runs1.A2:o3_runs1.A6"/>
          </chart:axis>
          <chart:axis chart:dimension="y" chart:name="primary-y" chart:style-name="ch3">
            <chart:title svg:x="0.451cm" svg:y="4.475cm" chart:style-name="ch5">
              <text:p><text:span text:style-name="T1">Time, sec</text:span></text:p>
            </chart:title>
            <chart:grid chart:style-name="ch6" chart:class="major"/>
          </chart:axis>
          <chart:series chart:style-name="ch7" chart:values-cell-range-address="o3_runs1.B2:o3_runs1.B6" chart:label-cell-address="o3_runs1.B1:o3_runs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o3_runs1.B1:o3_runs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3_runs1.A2:o3_runs1.A6</svg:desc>
                </draw:g>
              </table:table-cell>
              <table:table-cell office:value-type="float" office:value="40.4786">
                <text:p>40.4786</text:p>
                <draw:g>
                  <svg:desc>o3_runs1.B2:o3_runs1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8094">
                <text:p>19.80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16795">
                <text:p>5.167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57937">
                <text:p>4.579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0406">
                <text:p>1.5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9.016cm" svg:height="8.502cm" xlink:href=".." xlink:type="simple" chart:class="chart:line" chart:style-name="ch1">
        <chart:plot-area chart:style-name="ch2" table:cell-range-address="o3_runs1.A2:o3_runs1.A6 o3_runs1.C1:o3_runs1.C6" chart:data-source-has-labels="both" svg:x="1.191cm" svg:y="0.17cm" svg:width="7.645cm" svg:height="7.181cm">
          <chart:coordinate-region svg:x="2.494cm" svg:y="0.369cm" svg:width="6.149cm" svg:height="6.335cm"/>
          <chart:axis chart:dimension="x" chart:name="primary-x" chart:style-name="ch3" chartooo:axis-type="auto">
            <chartooo:date-scale/>
            <chart:title svg:x="4.215cm" svg:y="7.521cm" chart:style-name="ch4">
              <text:p><text:span text:style-name="T1">Processes</text:span></text:p>
            </chart:title>
            <chart:categories table:cell-range-address="o3_runs1.A2:o3_runs1.A6"/>
          </chart:axis>
          <chart:axis chart:dimension="y" chart:name="primary-y" chart:style-name="ch3">
            <chart:title svg:x="0.451cm" svg:y="4.691cm" chart:style-name="ch5">
              <text:p><text:span text:style-name="T1">Acceleration</text:span></text:p>
            </chart:title>
            <chart:grid chart:style-name="ch6" chart:class="major"/>
          </chart:axis>
          <chart:series chart:style-name="ch7" chart:values-cell-range-address="o3_runs1.C2:o3_runs1.C6" chart:label-cell-address="o3_runs1.C1:o3_runs1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o3_runs1.C1:o3_runs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3_runs1.A2:o3_runs1.A6</svg:desc>
                </draw:g>
              </table:table-cell>
              <table:table-cell office:value-type="float" office:value="1">
                <text:p>1</text:p>
                <draw:g>
                  <svg:desc>o3_runs1.C2:o3_runs1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4340363665734">
                <text:p>2.043403636657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83262221964222">
                <text:p>7.832622219642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83933816223629">
                <text:p>8.839338162236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.9128891134662">
                <text:p>26.91288911346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9.213cm" svg:height="8.503cm" xlink:href=".." xlink:type="simple" chart:class="chart:line" chart:style-name="ch1">
        <chart:plot-area chart:style-name="ch2" table:cell-range-address="o3_runs1.A2:o3_runs1.A6 o3_runs1.D1:o3_runs1.D6" chart:data-source-has-labels="both" svg:x="1.195cm" svg:y="0.17cm" svg:width="7.834cm" svg:height="7.182cm">
          <chart:coordinate-region svg:x="2.307cm" svg:y="0.369cm" svg:width="6.529cm" svg:height="6.336cm"/>
          <chart:axis chart:dimension="x" chart:name="primary-x" chart:style-name="ch3" chartooo:axis-type="auto">
            <chartooo:date-scale/>
            <chart:title svg:x="4.314cm" svg:y="7.522cm" chart:style-name="ch4">
              <text:p><text:span text:style-name="T1">Processes</text:span></text:p>
            </chart:title>
            <chart:categories table:cell-range-address="o3_runs1.A2:o3_runs1.A6"/>
          </chart:axis>
          <chart:axis chart:dimension="y" chart:name="primary-y" chart:style-name="ch3">
            <chart:title svg:x="0.451cm" svg:y="4.498cm" chart:style-name="ch5">
              <text:p><text:span text:style-name="T1">Efficiency</text:span></text:p>
            </chart:title>
            <chart:grid chart:style-name="ch6" chart:class="major"/>
          </chart:axis>
          <chart:series chart:style-name="ch7" chart:values-cell-range-address="o3_runs1.D2:o3_runs1.D6" chart:label-cell-address="o3_runs1.D1:o3_runs1.D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o3_runs1.D1:o3_runs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3_runs1.A2:o3_runs1.A6</svg:desc>
                </draw:g>
              </table:table-cell>
              <table:table-cell office:value-type="float" office:value="1">
                <text:p>1</text:p>
                <draw:g>
                  <svg:desc>o3_runs1.D2:o3_runs1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2170181832867">
                <text:p>1.021701818328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5815555491055">
                <text:p>1.958155554910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0491727027954">
                <text:p>1.104917270279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8205556959164">
                <text:p>1.68205556959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0.138cm" svg:height="8.441cm" xlink:href=".." xlink:type="simple" chart:class="chart:line" chart:style-name="ch1">
        <chart:plot-area chart:style-name="ch2" table:cell-range-address="o3_runs2.A1:o3_runs2.B6" chart:data-source-has-labels="both" svg:x="1.213cm" svg:y="0.168cm" svg:width="8.723cm" svg:height="7.124cm">
          <chart:coordinate-region svg:x="2.516cm" svg:y="0.367cm" svg:width="7.227cm" svg:height="6.278cm"/>
          <chart:axis chart:dimension="x" chart:name="primary-x" chart:style-name="ch3" chartooo:axis-type="auto">
            <chartooo:date-scale/>
            <chart:title svg:x="4.776cm" svg:y="7.46cm" chart:style-name="ch4">
              <text:p><text:span text:style-name="T1">Processes</text:span></text:p>
            </chart:title>
            <chart:categories table:cell-range-address="o3_runs2.A2:o3_runs2.A6"/>
          </chart:axis>
          <chart:axis chart:dimension="y" chart:name="primary-y" chart:style-name="ch3">
            <chart:title svg:x="0.451cm" svg:y="4.475cm" chart:style-name="ch5">
              <text:p><text:span text:style-name="T1">Time, sec</text:span></text:p>
            </chart:title>
            <chart:grid chart:style-name="ch6" chart:class="major"/>
          </chart:axis>
          <chart:series chart:style-name="ch7" chart:values-cell-range-address="o3_runs2.B2:o3_runs2.B6" chart:label-cell-address="o3_runs2.B1:o3_runs2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, sec</text:p>
                <draw:g>
                  <svg:desc>o3_runs2.B1:o3_runs2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3_runs2.A2:o3_runs2.A6</svg:desc>
                </draw:g>
              </table:table-cell>
              <table:table-cell office:value-type="float" office:value="25.38">
                <text:p>25.38</text:p>
                <draw:g>
                  <svg:desc>o3_runs2.B2:o3_runs2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2102">
                <text:p>10.21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31712">
                <text:p>4.31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3028">
                <text:p>2.430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0406">
                <text:p>1.504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9.016cm" svg:height="8.502cm" xlink:href=".." xlink:type="simple" chart:class="chart:line" chart:style-name="ch1">
        <chart:plot-area chart:style-name="ch2" table:cell-range-address="o3_runs2.A2:o3_runs2.A6 o3_runs2.C1:o3_runs2.C6" chart:data-source-has-labels="both" svg:x="1.191cm" svg:y="0.17cm" svg:width="7.645cm" svg:height="7.181cm">
          <chart:coordinate-region svg:x="2.494cm" svg:y="0.369cm" svg:width="6.149cm" svg:height="6.335cm"/>
          <chart:axis chart:dimension="x" chart:name="primary-x" chart:style-name="ch3" chartooo:axis-type="auto">
            <chartooo:date-scale/>
            <chart:title svg:x="4.215cm" svg:y="7.521cm" chart:style-name="ch4">
              <text:p><text:span text:style-name="T1">Processes</text:span></text:p>
            </chart:title>
            <chart:categories table:cell-range-address="o3_runs2.A2:o3_runs2.A6"/>
          </chart:axis>
          <chart:axis chart:dimension="y" chart:name="primary-y" chart:style-name="ch3">
            <chart:title svg:x="0.451cm" svg:y="4.691cm" chart:style-name="ch5">
              <text:p><text:span text:style-name="T1">Acceleration</text:span></text:p>
            </chart:title>
            <chart:grid chart:style-name="ch6" chart:class="major"/>
          </chart:axis>
          <chart:series chart:style-name="ch7" chart:values-cell-range-address="o3_runs2.C2:o3_runs2.C6" chart:label-cell-address="o3_runs2.C1:o3_runs2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</text:p>
                <draw:g>
                  <svg:desc>o3_runs2.C1:o3_runs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3_runs2.A2:o3_runs2.A6</svg:desc>
                </draw:g>
              </table:table-cell>
              <table:table-cell office:value-type="float" office:value="1">
                <text:p>1</text:p>
                <draw:g>
                  <svg:desc>o3_runs2.C2:o3_runs2.C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48574954457307">
                <text:p>2.485749544573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87891927951968">
                <text:p>5.878919279519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4432411080205">
                <text:p>10.44324110802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.8743268220683">
                <text:p>16.87432682206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9.213cm" svg:height="8.503cm" xlink:href=".." xlink:type="simple" chart:class="chart:line" chart:style-name="ch1">
        <chart:plot-area chart:style-name="ch2" table:cell-range-address="o3_runs2.A2:o3_runs2.A6 o3_runs2.D1:o3_runs2.D6" chart:data-source-has-labels="both" svg:x="1.195cm" svg:y="0.17cm" svg:width="7.834cm" svg:height="7.182cm">
          <chart:coordinate-region svg:x="2.307cm" svg:y="0.37cm" svg:width="6.529cm" svg:height="6.335cm"/>
          <chart:axis chart:dimension="x" chart:name="primary-x" chart:style-name="ch3" chartooo:axis-type="auto">
            <chartooo:date-scale/>
            <chart:title svg:x="4.314cm" svg:y="7.522cm" chart:style-name="ch4">
              <text:p><text:span text:style-name="T1">Processes</text:span></text:p>
            </chart:title>
            <chart:categories table:cell-range-address="o3_runs2.A2:o3_runs2.A6"/>
          </chart:axis>
          <chart:axis chart:dimension="y" chart:name="primary-y" chart:style-name="ch3">
            <chart:title svg:x="0.451cm" svg:y="4.498cm" chart:style-name="ch5">
              <text:p><text:span text:style-name="T1">Efficiency</text:span></text:p>
            </chart:title>
            <chart:grid chart:style-name="ch6" chart:class="major"/>
          </chart:axis>
          <chart:series chart:style-name="ch7" chart:values-cell-range-address="o3_runs2.D2:o3_runs2.D6" chart:label-cell-address="o3_runs2.D1:o3_runs2.D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o3_runs2.D1:o3_runs2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3_runs2.A2:o3_runs2.A6</svg:desc>
                </draw:g>
              </table:table-cell>
              <table:table-cell office:value-type="float" office:value="1">
                <text:p>1</text:p>
                <draw:g>
                  <svg:desc>o3_runs2.D2:o3_runs2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4287477228654">
                <text:p>1.242874772286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6972981987992">
                <text:p>1.469729819879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0540513850256">
                <text:p>1.305405138502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5464542637927">
                <text:p>1.054645426379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